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26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5591in"/>
    </style:style>
    <style:style style:name="co6" style:family="table-column">
      <style:table-column-properties fo:break-before="auto" style:column-width="0.9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3" table:number-columns-repeated="16376" table:default-cell-style-name="ce11"/>
        <table:table-row table:style-name="ro1">
          <table:table-cell table:style-name="ce1" office:value-type="string" calcext:value-type="string">
            <text:p>Class/Operation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Proccesses</text:p>
          </table:table-cell>
          <table:table-cell table:style-name="ce1" office:value-type="string" calcext:value-type="string">
            <text:p>Ex.time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ROUND(Speedup)</text:p>
          </table:table-cell>
          <table:table-cell table:style-name="ce1" office:value-type="string" calcext:value-type="string">
            <text:p>Performance</text:p>
          </table:table-cell>
          <table:table-cell table:style-name="ce10"/>
          <table:table-cell table:number-columns-repeated="16375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ROUND([.F2]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formula="of:=ROUND([.F3]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1" calcext:value-type="float">
            <text:p>1</text:p>
          </table:table-cell>
          <table:table-cell office:value-type="float" office:value="4964" calcext:value-type="float">
            <text:p>4964</text:p>
          </table:table-cell>
          <table:table-cell office:value-type="float" office:value="1" calcext:value-type="float">
            <text:p>1</text:p>
          </table:table-cell>
          <table:table-cell table:formula="of:=ROUND([.F4]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[.E2]/[.E5]" office:value-type="float" office:value="1.1" calcext:value-type="float">
            <text:p>1.1</text:p>
          </table:table-cell>
          <table:table-cell table:formula="of:=ROUND([.F5];2)" office:value-type="float" office:value="1.1" calcext:value-type="float">
            <text:p>1.1</text:p>
          </table:table-cell>
          <table:table-cell table:style-name="ce15" table:formula="of:=IF(([.F5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table:formula="of:=[.E3]/[.E6]" office:value-type="float" office:value="0.966037735849057" calcext:value-type="float">
            <text:p>0.966037735849057</text:p>
          </table:table-cell>
          <table:table-cell table:formula="of:=ROUND([.F6];2)" office:value-type="float" office:value="0.97" calcext:value-type="float">
            <text:p>0.97</text:p>
          </table:table-cell>
          <table:table-cell table:style-name="ce15" table:formula="of:=IF(([.F6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2" calcext:value-type="float">
            <text:p>2</text:p>
          </table:table-cell>
          <table:table-cell office:value-type="float" office:value="5234" calcext:value-type="float">
            <text:p>5234</text:p>
          </table:table-cell>
          <table:table-cell table:formula="of:=[.E4]/[.E7]" office:value-type="float" office:value="0.948414214749713" calcext:value-type="float">
            <text:p>0.948414214749713</text:p>
          </table:table-cell>
          <table:table-cell table:formula="of:=ROUND([.F7];2)" office:value-type="float" office:value="0.95" calcext:value-type="float">
            <text:p>0.95</text:p>
          </table:table-cell>
          <table:table-cell table:style-name="ce15" table:formula="of:=IF(([.F7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formula="of:=[.E2]/[.E8]" office:value-type="float" office:value="1.11594202898551" calcext:value-type="float">
            <text:p>1.11594202898551</text:p>
          </table:table-cell>
          <table:table-cell table:formula="of:=ROUND([.F8];2)" office:value-type="float" office:value="1.12" calcext:value-type="float">
            <text:p>1.12</text:p>
          </table:table-cell>
          <table:table-cell table:style-name="ce15" table:formula="of:=IF(([.F8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4" calcext:value-type="float">
            <text:p>4</text:p>
          </table:table-cell>
          <table:table-cell office:value-type="float" office:value="513" calcext:value-type="float">
            <text:p>513</text:p>
          </table:table-cell>
          <table:table-cell table:formula="of:=[.E3]/[.E9]" office:value-type="float" office:value="0.998050682261209" calcext:value-type="float">
            <text:p>0.998050682261209</text:p>
          </table:table-cell>
          <table:table-cell table:formula="of:=ROUND([.F9];2)" office:value-type="float" office:value="1" calcext:value-type="float">
            <text:p>1</text:p>
          </table:table-cell>
          <table:table-cell table:style-name="ce15" table:formula="of:=IF(([.F9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4" calcext:value-type="float">
            <text:p>4</text:p>
          </table:table-cell>
          <table:table-cell office:value-type="float" office:value="4989" calcext:value-type="float">
            <text:p>4989</text:p>
          </table:table-cell>
          <table:table-cell table:formula="of:=[.E4]/[.E10]" office:value-type="float" office:value="0.994988975746643" calcext:value-type="float">
            <text:p>0.994988975746643</text:p>
          </table:table-cell>
          <table:table-cell table:formula="of:=ROUND([.F10];2)" office:value-type="float" office:value="0.99" calcext:value-type="float">
            <text:p>0.99</text:p>
          </table:table-cell>
          <table:table-cell table:style-name="ce15" table:formula="of:=IF(([.F10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table:formula="of:=[.E2]/[.E11]" office:value-type="float" office:value="1.11594202898551" calcext:value-type="float">
            <text:p>1.11594202898551</text:p>
          </table:table-cell>
          <table:table-cell table:formula="of:=ROUND([.F11];2)" office:value-type="float" office:value="1.12" calcext:value-type="float">
            <text:p>1.12</text:p>
          </table:table-cell>
          <table:table-cell table:style-name="ce15" table:formula="of:=IF(([.F11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8" calcext:value-type="float">
            <text:p>8</text:p>
          </table:table-cell>
          <table:table-cell office:value-type="float" office:value="532" calcext:value-type="float">
            <text:p>532</text:p>
          </table:table-cell>
          <table:table-cell table:formula="of:=[.E3]/[.E12]" office:value-type="float" office:value="0.962406015037594" calcext:value-type="float">
            <text:p>0.962406015037594</text:p>
          </table:table-cell>
          <table:table-cell table:formula="of:=ROUND([.F12];2)" office:value-type="float" office:value="0.96" calcext:value-type="float">
            <text:p>0.96</text:p>
          </table:table-cell>
          <table:table-cell table:style-name="ce15" table:formula="of:=IF(([.F12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8" calcext:value-type="float">
            <text:p>8</text:p>
          </table:table-cell>
          <table:table-cell office:value-type="float" office:value="4941" calcext:value-type="float">
            <text:p>4941</text:p>
          </table:table-cell>
          <table:table-cell table:formula="of:=[.E4]/[.E13]" office:value-type="float" office:value="1.0046549281522" calcext:value-type="float">
            <text:p>1.0046549281522</text:p>
          </table:table-cell>
          <table:table-cell table:formula="of:=ROUND([.F13];2)" office:value-type="float" office:value="1" calcext:value-type="float">
            <text:p>1</text:p>
          </table:table-cell>
          <table:table-cell table:style-name="ce15" table:formula="of:=IF(([.F13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OpenMP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E2]/[.E14]" office:value-type="float" office:value="0.647058823529412" calcext:value-type="float">
            <text:p>0.647058823529412</text:p>
          </table:table-cell>
          <table:table-cell table:formula="of:=ROUND([.F14];2)" office:value-type="float" office:value="0.65" calcext:value-type="float">
            <text:p>0.65</text:p>
          </table:table-cell>
          <table:table-cell table:style-name="ce15" table:formula="of:=IF(([.F14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OpenMP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table:formula="of:=[.E3]/[.E15]" office:value-type="float" office:value="1.28320802005013" calcext:value-type="float">
            <text:p>1.28320802005013</text:p>
          </table:table-cell>
          <table:table-cell table:formula="of:=ROUND([.F15];2)" office:value-type="float" office:value="1.28" calcext:value-type="float">
            <text:p>1.28</text:p>
          </table:table-cell>
          <table:table-cell table:style-name="ce15" table:formula="of:=IF(([.F15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OpenMP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2" calcext:value-type="float">
            <text:p>2</text:p>
          </table:table-cell>
          <table:table-cell office:value-type="float" office:value="2924" calcext:value-type="float">
            <text:p>2924</text:p>
          </table:table-cell>
          <table:table-cell table:formula="of:=[.E4]/[.E16]" office:value-type="float" office:value="1.69767441860465" calcext:value-type="float">
            <text:p>1.69767441860465</text:p>
          </table:table-cell>
          <table:table-cell table:formula="of:=ROUND([.F16];2)" office:value-type="float" office:value="1.7" calcext:value-type="float">
            <text:p>1.7</text:p>
          </table:table-cell>
          <table:table-cell table:style-name="ce15" table:formula="of:=IF(([.F16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OpenMP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formula="of:=[.E2]/[.E17]" office:value-type="float" office:value="0.663793103448276" calcext:value-type="float">
            <text:p>0.663793103448276</text:p>
          </table:table-cell>
          <table:table-cell table:formula="of:=ROUND([.F17];2)" office:value-type="float" office:value="0.66" calcext:value-type="float">
            <text:p>0.66</text:p>
          </table:table-cell>
          <table:table-cell table:style-name="ce15" table:formula="of:=IF(([.F17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OpenMP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table:formula="of:=[.E3]/[.E18]" office:value-type="float" office:value="1.88235294117647" calcext:value-type="float">
            <text:p>1.88235294117647</text:p>
          </table:table-cell>
          <table:table-cell table:formula="of:=ROUND([.F18];2)" office:value-type="float" office:value="1.88" calcext:value-type="float">
            <text:p>1.88</text:p>
          </table:table-cell>
          <table:table-cell table:style-name="ce15" table:formula="of:=IF(([.F18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OpenMP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4" calcext:value-type="float">
            <text:p>4</text:p>
          </table:table-cell>
          <table:table-cell office:value-type="float" office:value="1850" calcext:value-type="float">
            <text:p>1850</text:p>
          </table:table-cell>
          <table:table-cell table:formula="of:=[.E4]/[.E19]" office:value-type="float" office:value="2.68324324324324" calcext:value-type="float">
            <text:p>2.68324324324324</text:p>
          </table:table-cell>
          <table:table-cell table:formula="of:=ROUND([.F19];2)" office:value-type="float" office:value="2.68" calcext:value-type="float">
            <text:p>2.68</text:p>
          </table:table-cell>
          <table:table-cell table:style-name="ce15" table:formula="of:=IF(([.F19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OpenMP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table:formula="of:=[.E2]/[.E20]" office:value-type="float" office:value="0.693693693693694" calcext:value-type="float">
            <text:p>0.693693693693694</text:p>
          </table:table-cell>
          <table:table-cell table:formula="of:=ROUND([.F20];2)" office:value-type="float" office:value="0.69" calcext:value-type="float">
            <text:p>0.69</text:p>
          </table:table-cell>
          <table:table-cell table:style-name="ce15" table:formula="of:=IF(([.F20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OpenMP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table:formula="of:=[.E3]/[.E21]" office:value-type="float" office:value="2.32727272727273" calcext:value-type="float">
            <text:p>2.32727272727273</text:p>
          </table:table-cell>
          <table:table-cell table:formula="of:=ROUND([.F21];2)" office:value-type="float" office:value="2.33" calcext:value-type="float">
            <text:p>2.33</text:p>
          </table:table-cell>
          <table:table-cell table:style-name="ce15" table:formula="of:=IF(([.F21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OpenMP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8" calcext:value-type="float">
            <text:p>8</text:p>
          </table:table-cell>
          <table:table-cell office:value-type="float" office:value="1395" calcext:value-type="float">
            <text:p>1395</text:p>
          </table:table-cell>
          <table:table-cell table:formula="of:=[.E4]/[.E22]" office:value-type="float" office:value="3.5584229390681" calcext:value-type="float">
            <text:p>3.5584229390681</text:p>
          </table:table-cell>
          <table:table-cell table:formula="of:=ROUND([.F22];2)" office:value-type="float" office:value="3.56" calcext:value-type="float">
            <text:p>3.56</text:p>
          </table:table-cell>
          <table:table-cell table:style-name="ce15" table:formula="of:=IF(([.F22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MPI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formula="of:=[.E2]/[.E23]" office:value-type="float" office:value="0.356481481481481" calcext:value-type="float">
            <text:p>0.356481481481481</text:p>
          </table:table-cell>
          <table:table-cell table:formula="of:=ROUND([.F23];2)" office:value-type="float" office:value="0.36" calcext:value-type="float">
            <text:p>0.36</text:p>
          </table:table-cell>
          <table:table-cell table:style-name="ce15" table:formula="of:=IF(([.F23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MPI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2" calcext:value-type="float">
            <text:p>2</text:p>
          </table:table-cell>
          <table:table-cell office:value-type="float" office:value="433" calcext:value-type="float">
            <text:p>433</text:p>
          </table:table-cell>
          <table:table-cell table:formula="of:=[.E3]/[.E24]" office:value-type="float" office:value="1.1824480369515" calcext:value-type="float">
            <text:p>1.1824480369515</text:p>
          </table:table-cell>
          <table:table-cell table:formula="of:=ROUND([.F24];2)" office:value-type="float" office:value="1.18" calcext:value-type="float">
            <text:p>1.18</text:p>
          </table:table-cell>
          <table:table-cell table:style-name="ce15" table:formula="of:=IF(([.F24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MPI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2" calcext:value-type="float">
            <text:p>2</text:p>
          </table:table-cell>
          <table:table-cell office:value-type="float" office:value="2724" calcext:value-type="float">
            <text:p>2724</text:p>
          </table:table-cell>
          <table:table-cell table:formula="of:=[.E4]/[.E25]" office:value-type="float" office:value="1.8223201174743" calcext:value-type="float">
            <text:p>1.8223201174743</text:p>
          </table:table-cell>
          <table:table-cell table:formula="of:=ROUND([.F25];2)" office:value-type="float" office:value="1.82" calcext:value-type="float">
            <text:p>1.82</text:p>
          </table:table-cell>
          <table:table-cell table:style-name="ce15" table:formula="of:=IF(([.F25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MPI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table:formula="of:=[.E2]/[.E26]" office:value-type="float" office:value="0.342222222222222" calcext:value-type="float">
            <text:p>0.342222222222222</text:p>
          </table:table-cell>
          <table:table-cell table:formula="of:=ROUND([.F26];2)" office:value-type="float" office:value="0.34" calcext:value-type="float">
            <text:p>0.34</text:p>
          </table:table-cell>
          <table:table-cell table:style-name="ce15" table:formula="of:=IF(([.F26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MPI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table:formula="of:=[.E3]/[.E27]" office:value-type="float" office:value="1.39509536784741" calcext:value-type="float">
            <text:p>1.39509536784741</text:p>
          </table:table-cell>
          <table:table-cell table:formula="of:=ROUND([.F27];2)" office:value-type="float" office:value="1.4" calcext:value-type="float">
            <text:p>1.4</text:p>
          </table:table-cell>
          <table:table-cell table:style-name="ce15" table:formula="of:=IF(([.F27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MPI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4" calcext:value-type="float">
            <text:p>4</text:p>
          </table:table-cell>
          <table:table-cell office:value-type="float" office:value="2238" calcext:value-type="float">
            <text:p>2238</text:p>
          </table:table-cell>
          <table:table-cell table:formula="of:=[.E4]/[.E28]" office:value-type="float" office:value="2.21805183199285" calcext:value-type="float">
            <text:p>2.21805183199285</text:p>
          </table:table-cell>
          <table:table-cell table:formula="of:=ROUND([.F28];2)" office:value-type="float" office:value="2.22" calcext:value-type="float">
            <text:p>2.22</text:p>
          </table:table-cell>
          <table:table-cell table:style-name="ce15" table:formula="of:=IF(([.F28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MPI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formula="of:=[.E2]/[.E29]" office:value-type="float" office:value="0.356481481481481" calcext:value-type="float">
            <text:p>0.356481481481481</text:p>
          </table:table-cell>
          <table:table-cell table:formula="of:=ROUND([.F29];2)" office:value-type="float" office:value="0.36" calcext:value-type="float">
            <text:p>0.36</text:p>
          </table:table-cell>
          <table:table-cell table:style-name="ce15" table:formula="of:=IF(([.F29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MPI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8" calcext:value-type="float">
            <text:p>8</text:p>
          </table:table-cell>
          <table:table-cell office:value-type="float" office:value="326" calcext:value-type="float">
            <text:p>326</text:p>
          </table:table-cell>
          <table:table-cell table:formula="of:=[.E3]/[.E30]" office:value-type="float" office:value="1.57055214723926" calcext:value-type="float">
            <text:p>1.57055214723926</text:p>
          </table:table-cell>
          <table:table-cell table:formula="of:=ROUND([.F30];2)" office:value-type="float" office:value="1.57" calcext:value-type="float">
            <text:p>1.57</text:p>
          </table:table-cell>
          <table:table-cell table:style-name="ce15" table:formula="of:=IF(([.F30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MPI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8" calcext:value-type="float">
            <text:p>8</text:p>
          </table:table-cell>
          <table:table-cell office:value-type="float" office:value="1723" calcext:value-type="float">
            <text:p>1723</text:p>
          </table:table-cell>
          <table:table-cell table:formula="of:=[.E4]/[.E31]" office:value-type="float" office:value="2.88102147417295" calcext:value-type="float">
            <text:p>2.88102147417295</text:p>
          </table:table-cell>
          <table:table-cell table:formula="of:=ROUND([.F31];2)" office:value-type="float" office:value="2.88" calcext:value-type="float">
            <text:p>2.88</text:p>
          </table:table-cell>
          <table:table-cell table:style-name="ce15" table:formula="of:=IF(([.F31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2" calcext:value-type="float">
            <text:p>2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table:formula="of:=ROUND([.F32];2)" office:value-type="float" office:value="1" calcext:value-type="float">
            <text:p>1</text:p>
          </table:table-cell>
          <table:table-cell table:style-name="ce15" table:formula="of:=IF(([.F32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2" calcext:value-type="float">
            <text:p>2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table:formula="of:=ROUND([.F33];2)" office:value-type="float" office:value="1" calcext:value-type="float">
            <text:p>1</text:p>
          </table:table-cell>
          <table:table-cell table:style-name="ce15" table:formula="of:=IF(([.F33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2" calcext:value-type="float">
            <text:p>2</text:p>
          </table:table-cell>
          <table:table-cell office:value-type="float" office:value="9879" calcext:value-type="float">
            <text:p>9879</text:p>
          </table:table-cell>
          <table:table-cell office:value-type="float" office:value="1" calcext:value-type="float">
            <text:p>1</text:p>
          </table:table-cell>
          <table:table-cell table:formula="of:=ROUND([.F34];2)" office:value-type="float" office:value="1" calcext:value-type="float">
            <text:p>1</text:p>
          </table:table-cell>
          <table:table-cell table:style-name="ce15" table:formula="of:=IF(([.F34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formula="of:=ROUND([.F35];2)" office:value-type="float" office:value="1" calcext:value-type="float">
            <text:p>1</text:p>
          </table:table-cell>
          <table:table-cell table:style-name="ce15" table:formula="of:=IF(([.F35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4" calcext:value-type="float">
            <text:p>4</text:p>
          </table:table-cell>
          <table:table-cell office:value-type="float" office:value="2261" calcext:value-type="float">
            <text:p>2261</text:p>
          </table:table-cell>
          <table:table-cell office:value-type="float" office:value="1" calcext:value-type="float">
            <text:p>1</text:p>
          </table:table-cell>
          <table:table-cell table:formula="of:=ROUND([.F36];2)" office:value-type="float" office:value="1" calcext:value-type="float">
            <text:p>1</text:p>
          </table:table-cell>
          <table:table-cell table:style-name="ce15" table:formula="of:=IF(([.F36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4" calcext:value-type="float">
            <text:p>4</text:p>
          </table:table-cell>
          <table:table-cell office:value-type="float" office:value="19653" calcext:value-type="float">
            <text:p>19653</text:p>
          </table:table-cell>
          <table:table-cell office:value-type="float" office:value="1" calcext:value-type="float">
            <text:p>1</text:p>
          </table:table-cell>
          <table:table-cell table:formula="of:=ROUND([.F37];2)" office:value-type="float" office:value="1" calcext:value-type="float">
            <text:p>1</text:p>
          </table:table-cell>
          <table:table-cell table:style-name="ce15" table:formula="of:=IF(([.F37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8" calcext:value-type="float">
            <text:p>8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table:formula="of:=ROUND([.F38];2)" office:value-type="float" office:value="1" calcext:value-type="float">
            <text:p>1</text:p>
          </table:table-cell>
          <table:table-cell table:style-name="ce15" table:formula="of:=IF(([.F38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8" calcext:value-type="float">
            <text:p>8</text:p>
          </table:table-cell>
          <table:table-cell office:value-type="float" office:value="4360" calcext:value-type="float">
            <text:p>4360</text:p>
          </table:table-cell>
          <table:table-cell office:value-type="float" office:value="1" calcext:value-type="float">
            <text:p>1</text:p>
          </table:table-cell>
          <table:table-cell table:formula="of:=ROUND([.F39];2)" office:value-type="float" office:value="1" calcext:value-type="float">
            <text:p>1</text:p>
          </table:table-cell>
          <table:table-cell table:style-name="ce15" table:formula="of:=IF(([.F39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8" calcext:value-type="float">
            <text:p>8</text:p>
          </table:table-cell>
          <table:table-cell office:value-type="float" office:value="39431" calcext:value-type="float">
            <text:p>39431</text:p>
          </table:table-cell>
          <table:table-cell office:value-type="float" office:value="1" calcext:value-type="float">
            <text:p>1</text:p>
          </table:table-cell>
          <table:table-cell table:formula="of:=ROUND([.F40];2)" office:value-type="float" office:value="1" calcext:value-type="float">
            <text:p>1</text:p>
          </table:table-cell>
          <table:table-cell table:style-name="ce15" table:formula="of:=IF(([.F40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table:style-name="ce12" office:value-type="string" calcext:value-type="string">
            <text:p>IMT</text:p>
          </table:table-cell>
          <table:table-cell table:style-name="ce14" office:value-type="float" office:value="10000" calcext:value-type="float">
            <text:p>1.00E+04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table:style-name="ce12" table:formula="of:=[.E32]/[.E41]" office:value-type="float" office:value="2.01714285714286" calcext:value-type="float">
            <text:p>2.01714285714286</text:p>
          </table:table-cell>
          <table:table-cell table:formula="of:=ROUND([.F41];2)" office:value-type="float" office:value="2.02" calcext:value-type="float">
            <text:p>2.02</text:p>
          </table:table-cell>
          <table:table-cell table:style-name="ce15" table:formula="of:=IF(([.F41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table:style-name="ce12" office:value-type="string" calcext:value-type="string">
            <text:p>IMT</text:p>
          </table:table-cell>
          <table:table-cell table:style-name="ce14" office:value-type="float" office:value="100000" calcext:value-type="float">
            <text:p>1.00E+05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table:style-name="ce12" table:formula="of:=[.E33]/[.E42]" office:value-type="float" office:value="1.1104347826087" calcext:value-type="float">
            <text:p>1.1104347826087</text:p>
          </table:table-cell>
          <table:table-cell table:formula="of:=ROUND([.F42];2)" office:value-type="float" office:value="1.11" calcext:value-type="float">
            <text:p>1.11</text:p>
          </table:table-cell>
          <table:table-cell table:style-name="ce15" table:formula="of:=IF(([.F42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table:style-name="ce12" office:value-type="string" calcext:value-type="string">
            <text:p>IMT</text:p>
          </table:table-cell>
          <table:table-cell table:style-name="ce14" office:value-type="float" office:value="1000000" calcext:value-type="float">
            <text:p>1.00E+06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9850" calcext:value-type="float">
            <text:p>9850</text:p>
          </table:table-cell>
          <table:table-cell table:style-name="ce12" table:formula="of:=[.E34]/[.E43]" office:value-type="float" office:value="1.00294416243655" calcext:value-type="float">
            <text:p>1.00294416243655</text:p>
          </table:table-cell>
          <table:table-cell table:formula="of:=ROUND([.F43];2)" office:value-type="float" office:value="1" calcext:value-type="float">
            <text:p>1</text:p>
          </table:table-cell>
          <table:table-cell table:style-name="ce15" table:formula="of:=IF(([.F43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table:style-name="ce12" office:value-type="string" calcext:value-type="string">
            <text:p>IMT</text:p>
          </table:table-cell>
          <table:table-cell table:style-name="ce14" office:value-type="float" office:value="10000" calcext:value-type="float">
            <text:p>1.00E+04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285" calcext:value-type="float">
            <text:p>285</text:p>
          </table:table-cell>
          <table:table-cell table:style-name="ce12" table:formula="of:=[.E35]/[.E44]" office:value-type="float" office:value="1.6140350877193" calcext:value-type="float">
            <text:p>1.6140350877193</text:p>
          </table:table-cell>
          <table:table-cell table:formula="of:=ROUND([.F44];2)" office:value-type="float" office:value="1.61" calcext:value-type="float">
            <text:p>1.61</text:p>
          </table:table-cell>
          <table:table-cell table:style-name="ce15" table:formula="of:=IF(([.F44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table:style-name="ce12" office:value-type="string" calcext:value-type="string">
            <text:p>IMT</text:p>
          </table:table-cell>
          <table:table-cell table:style-name="ce14" office:value-type="float" office:value="100000" calcext:value-type="float">
            <text:p>1.00E+05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2072" calcext:value-type="float">
            <text:p>2072</text:p>
          </table:table-cell>
          <table:table-cell table:style-name="ce12" table:formula="of:=[.E36]/[.E45]" office:value-type="float" office:value="1.09121621621622" calcext:value-type="float">
            <text:p>1.09121621621622</text:p>
          </table:table-cell>
          <table:table-cell table:formula="of:=ROUND([.F45];2)" office:value-type="float" office:value="1.09" calcext:value-type="float">
            <text:p>1.09</text:p>
          </table:table-cell>
          <table:table-cell table:style-name="ce15" table:formula="of:=IF(([.F45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table:style-name="ce12" office:value-type="string" calcext:value-type="string">
            <text:p>IMT</text:p>
          </table:table-cell>
          <table:table-cell table:style-name="ce14" office:value-type="float" office:value="1000000" calcext:value-type="float">
            <text:p>1.00E+06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21060" calcext:value-type="float">
            <text:p>21060</text:p>
          </table:table-cell>
          <table:table-cell table:style-name="ce12" table:formula="of:=[.E37]/[.E46]" office:value-type="float" office:value="0.933190883190883" calcext:value-type="float">
            <text:p>0.933190883190883</text:p>
          </table:table-cell>
          <table:table-cell table:formula="of:=ROUND([.F46];2)" office:value-type="float" office:value="0.93" calcext:value-type="float">
            <text:p>0.93</text:p>
          </table:table-cell>
          <table:table-cell table:style-name="ce15" table:formula="of:=IF(([.F46]&gt;=1);&quot;&quot;;&quot;Overhead&quot;)" office:value-type="string" office:string-value="Overhead" calcext:value-type="string">
            <text:p>Overhead</text:p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table:style-name="ce12" office:value-type="string" calcext:value-type="string">
            <text:p>IMT</text:p>
          </table:table-cell>
          <table:table-cell table:style-name="ce14" office:value-type="float" office:value="10000" calcext:value-type="float">
            <text:p>1.00E+04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table:style-name="ce12" table:formula="of:=[.E38]/[.E47]" office:value-type="float" office:value="1.43939393939394" calcext:value-type="float">
            <text:p>1.43939393939394</text:p>
          </table:table-cell>
          <table:table-cell table:formula="of:=ROUND([.F47];2)" office:value-type="float" office:value="1.44" calcext:value-type="float">
            <text:p>1.44</text:p>
          </table:table-cell>
          <table:table-cell table:style-name="ce15" table:formula="of:=IF(([.F47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table:style-name="ce12" office:value-type="string" calcext:value-type="string">
            <text:p>IMT</text:p>
          </table:table-cell>
          <table:table-cell table:style-name="ce14" office:value-type="float" office:value="100000" calcext:value-type="float">
            <text:p>1.00E+05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4191" calcext:value-type="float">
            <text:p>4191</text:p>
          </table:table-cell>
          <table:table-cell table:style-name="ce12" table:formula="of:=[.E39]/[.E48]" office:value-type="float" office:value="1.04032450489143" calcext:value-type="float">
            <text:p>1.04032450489143</text:p>
          </table:table-cell>
          <table:table-cell table:formula="of:=ROUND([.F48];2)" office:value-type="float" office:value="1.04" calcext:value-type="float">
            <text:p>1.04</text:p>
          </table:table-cell>
          <table:table-cell table:style-name="ce15" table:formula="of:=IF(([.F48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table:style-name="ce12" office:value-type="string" calcext:value-type="string">
            <text:p>IMT</text:p>
          </table:table-cell>
          <table:table-cell table:style-name="ce14" office:value-type="float" office:value="1000000" calcext:value-type="float">
            <text:p>1.00E+06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42765" calcext:value-type="float">
            <text:p>42765</text:p>
          </table:table-cell>
          <table:table-cell table:style-name="ce12" table:formula="of:=[.E40]/[.E49]" office:value-type="float" office:value="0.922039050625512" calcext:value-type="float">
            <text:p>0.922039050625512</text:p>
          </table:table-cell>
          <table:table-cell table:formula="of:=ROUND([.F49];2)" office:value-type="float" office:value="0.92" calcext:value-type="float">
            <text:p>0.92</text:p>
          </table:table-cell>
          <table:table-cell table:style-name="ce15" table:formula="of:=IF(([.F49]&gt;=1);&quot;&quot;;&quot;Overhead&quot;)" office:value-type="string" office:string-value="Overhead" calcext:value-type="string">
            <text:p>Overhead</text:p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hreads</text:p>
          </table:table-cell>
          <table:table-cell table:style-name="ce14" office:value-type="float" office:value="10000" calcext:value-type="float">
            <text:p>1.00E+0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table:formula="of:=[.E32]/[.E50]" office:value-type="float" office:value="2.71538461538462" calcext:value-type="float">
            <text:p>2.71538461538462</text:p>
          </table:table-cell>
          <table:table-cell table:formula="of:=ROUND([.F50];2)" office:value-type="float" office:value="2.72" calcext:value-type="float">
            <text:p>2.72</text:p>
          </table:table-cell>
          <table:table-cell table:style-name="ce15" table:formula="of:=IF(([.F50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hreads</text:p>
          </table:table-cell>
          <table:table-cell table:style-name="ce14" office:value-type="float" office:value="100000" calcext:value-type="float">
            <text:p>1.00E+0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81" calcext:value-type="float">
            <text:p>581</text:p>
          </table:table-cell>
          <table:table-cell table:style-name="ce12" table:formula="of:=[.E33]/[.E51]" office:value-type="float" office:value="2.19793459552496" calcext:value-type="float">
            <text:p>2.19793459552496</text:p>
          </table:table-cell>
          <table:table-cell table:formula="of:=ROUND([.F51];2)" office:value-type="float" office:value="2.2" calcext:value-type="float">
            <text:p>2.2</text:p>
          </table:table-cell>
          <table:table-cell table:style-name="ce15" table:formula="of:=IF(([.F51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hreads</text:p>
          </table:table-cell>
          <table:table-cell table:style-name="ce14" office:value-type="float" office:value="1000000" calcext:value-type="float">
            <text:p>1.00E+0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214" calcext:value-type="float">
            <text:p>6214</text:p>
          </table:table-cell>
          <table:table-cell table:style-name="ce12" table:formula="of:=[.E34]/[.E52]" office:value-type="float" office:value="1.58979723205665" calcext:value-type="float">
            <text:p>1.58979723205665</text:p>
          </table:table-cell>
          <table:table-cell table:formula="of:=ROUND([.F52];2)" office:value-type="float" office:value="1.59" calcext:value-type="float">
            <text:p>1.59</text:p>
          </table:table-cell>
          <table:table-cell table:style-name="ce15" table:formula="of:=IF(([.F52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hreads</text:p>
          </table:table-cell>
          <table:table-cell table:style-name="ce14" office:value-type="float" office:value="10000" calcext:value-type="float">
            <text:p>1.00E+0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table:formula="of:=[.E35]/[.E53]" office:value-type="float" office:value="3.28571428571429" calcext:value-type="float">
            <text:p>3.28571428571429</text:p>
          </table:table-cell>
          <table:table-cell table:formula="of:=ROUND([.F53];2)" office:value-type="float" office:value="3.29" calcext:value-type="float">
            <text:p>3.29</text:p>
          </table:table-cell>
          <table:table-cell table:style-name="ce15" table:formula="of:=IF(([.F53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hreads</text:p>
          </table:table-cell>
          <table:table-cell table:style-name="ce14" office:value-type="float" office:value="100000" calcext:value-type="float">
            <text:p>1.00E+0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table:formula="of:=[.E36]/[.E54]" office:value-type="float" office:value="3.70655737704918" calcext:value-type="float">
            <text:p>3.70655737704918</text:p>
          </table:table-cell>
          <table:table-cell table:formula="of:=ROUND([.F54];2)" office:value-type="float" office:value="3.71" calcext:value-type="float">
            <text:p>3.71</text:p>
          </table:table-cell>
          <table:table-cell table:style-name="ce15" table:formula="of:=IF(([.F54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hreads</text:p>
          </table:table-cell>
          <table:table-cell table:style-name="ce14" office:value-type="float" office:value="1000000" calcext:value-type="float">
            <text:p>1.00E+0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875" calcext:value-type="float">
            <text:p>6875</text:p>
          </table:table-cell>
          <table:table-cell table:style-name="ce12" table:formula="of:=[.E37]/[.E55]" office:value-type="float" office:value="2.85861818181818" calcext:value-type="float">
            <text:p>2.85861818181818</text:p>
          </table:table-cell>
          <table:table-cell table:formula="of:=ROUND([.F55];2)" office:value-type="float" office:value="2.86" calcext:value-type="float">
            <text:p>2.86</text:p>
          </table:table-cell>
          <table:table-cell table:style-name="ce15" table:formula="of:=IF(([.F55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hreads</text:p>
          </table:table-cell>
          <table:table-cell table:style-name="ce14" office:value-type="float" office:value="10000" calcext:value-type="float">
            <text:p>1.00E+0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93" calcext:value-type="float">
            <text:p>193</text:p>
          </table:table-cell>
          <table:table-cell table:style-name="ce12" table:formula="of:=[.E38]/[.E56]" office:value-type="float" office:value="3.93782383419689" calcext:value-type="float">
            <text:p>3.93782383419689</text:p>
          </table:table-cell>
          <table:table-cell table:formula="of:=ROUND([.F56];2)" office:value-type="float" office:value="3.94" calcext:value-type="float">
            <text:p>3.94</text:p>
          </table:table-cell>
          <table:table-cell table:style-name="ce15" table:formula="of:=IF(([.F56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hreads</text:p>
          </table:table-cell>
          <table:table-cell table:style-name="ce14" office:value-type="float" office:value="100000" calcext:value-type="float">
            <text:p>1.00E+0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26" calcext:value-type="float">
            <text:p>726</text:p>
          </table:table-cell>
          <table:table-cell table:style-name="ce12" table:formula="of:=[.E39]/[.E57]" office:value-type="float" office:value="6.00550964187328" calcext:value-type="float">
            <text:p>6.00550964187328</text:p>
          </table:table-cell>
          <table:table-cell table:formula="of:=ROUND([.F57];2)" office:value-type="float" office:value="6.01" calcext:value-type="float">
            <text:p>6.01</text:p>
          </table:table-cell>
          <table:table-cell table:style-name="ce15" table:formula="of:=IF(([.F57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hreads</text:p>
          </table:table-cell>
          <table:table-cell table:style-name="ce14" office:value-type="float" office:value="1000000" calcext:value-type="float">
            <text:p>1.00E+0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8399" calcext:value-type="float">
            <text:p>8399</text:p>
          </table:table-cell>
          <table:table-cell table:style-name="ce12" table:formula="of:=[.E40]/[.E58]" office:value-type="float" office:value="4.69472556256697" calcext:value-type="float">
            <text:p>4.69472556256697</text:p>
          </table:table-cell>
          <table:table-cell table:formula="of:=ROUND([.F58];2)" office:value-type="float" office:value="4.69" calcext:value-type="float">
            <text:p>4.69</text:p>
          </table:table-cell>
          <table:table-cell table:style-name="ce15" table:formula="of:=IF(([.F58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processExecutor</text:p>
          </table:table-cell>
          <table:table-cell table:style-name="ce14" office:value-type="float" office:value="10000" calcext:value-type="float">
            <text:p>1.00E+0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56" calcext:value-type="float">
            <text:p>356</text:p>
          </table:table-cell>
          <table:table-cell table:style-name="ce12" table:formula="of:=[.E32]/[.E59]" office:value-type="float" office:value="0.991573033707865" calcext:value-type="float">
            <text:p>0.991573033707865</text:p>
          </table:table-cell>
          <table:table-cell table:formula="of:=ROUND([.F59];2)" office:value-type="float" office:value="0.99" calcext:value-type="float">
            <text:p>0.99</text:p>
          </table:table-cell>
          <table:table-cell table:style-name="ce15" table:formula="of:=IF(([.F59]&gt;=1);&quot;&quot;;&quot;Overhead&quot;)" office:value-type="string" office:string-value="Overhead" calcext:value-type="string">
            <text:p>Overhead</text:p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processExecutor</text:p>
          </table:table-cell>
          <table:table-cell table:style-name="ce14" office:value-type="float" office:value="100000" calcext:value-type="float">
            <text:p>1.00E+0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28" calcext:value-type="float">
            <text:p>828</text:p>
          </table:table-cell>
          <table:table-cell table:style-name="ce12" table:formula="of:=[.E33]/[.E60]" office:value-type="float" office:value="1.54227053140097" calcext:value-type="float">
            <text:p>1.54227053140097</text:p>
          </table:table-cell>
          <table:table-cell table:formula="of:=ROUND([.F60];2)" office:value-type="float" office:value="1.54" calcext:value-type="float">
            <text:p>1.54</text:p>
          </table:table-cell>
          <table:table-cell table:style-name="ce15" table:formula="of:=IF(([.F60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processExecutor</text:p>
          </table:table-cell>
          <table:table-cell table:style-name="ce14" office:value-type="float" office:value="1000000" calcext:value-type="float">
            <text:p>1.00E+0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707" calcext:value-type="float">
            <text:p>5707</text:p>
          </table:table-cell>
          <table:table-cell table:style-name="ce12" table:formula="of:=[.E34]/[.E61]" office:value-type="float" office:value="1.731032065884" calcext:value-type="float">
            <text:p>1.731032065884</text:p>
          </table:table-cell>
          <table:table-cell table:formula="of:=ROUND([.F61];2)" office:value-type="float" office:value="1.73" calcext:value-type="float">
            <text:p>1.73</text:p>
          </table:table-cell>
          <table:table-cell table:style-name="ce15" table:formula="of:=IF(([.F61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processExecutor</text:p>
          </table:table-cell>
          <table:table-cell table:style-name="ce14" office:value-type="float" office:value="10000" calcext:value-type="float">
            <text:p>1.00E+0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07" calcext:value-type="float">
            <text:p>407</text:p>
          </table:table-cell>
          <table:table-cell table:style-name="ce12" table:formula="of:=[.E35]/[.E62]" office:value-type="float" office:value="1.13022113022113" calcext:value-type="float">
            <text:p>1.13022113022113</text:p>
          </table:table-cell>
          <table:table-cell table:formula="of:=ROUND([.F62];2)" office:value-type="float" office:value="1.13" calcext:value-type="float">
            <text:p>1.13</text:p>
          </table:table-cell>
          <table:table-cell table:style-name="ce15" table:formula="of:=IF(([.F62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processExecutor</text:p>
          </table:table-cell>
          <table:table-cell table:style-name="ce14" office:value-type="float" office:value="100000" calcext:value-type="float">
            <text:p>1.00E+0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27" calcext:value-type="float">
            <text:p>827</text:p>
          </table:table-cell>
          <table:table-cell table:style-name="ce12" table:formula="of:=[.E36]/[.E63]" office:value-type="float" office:value="2.73397823458283" calcext:value-type="float">
            <text:p>2.73397823458283</text:p>
          </table:table-cell>
          <table:table-cell table:formula="of:=ROUND([.F63];2)" office:value-type="float" office:value="2.73" calcext:value-type="float">
            <text:p>2.73</text:p>
          </table:table-cell>
          <table:table-cell table:style-name="ce15" table:formula="of:=IF(([.F63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processExecutor</text:p>
          </table:table-cell>
          <table:table-cell table:style-name="ce14" office:value-type="float" office:value="1000000" calcext:value-type="float">
            <text:p>1.00E+0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267" calcext:value-type="float">
            <text:p>7267</text:p>
          </table:table-cell>
          <table:table-cell table:style-name="ce12" table:formula="of:=[.E37]/[.E64]" office:value-type="float" office:value="2.7044172285675" calcext:value-type="float">
            <text:p>2.7044172285675</text:p>
          </table:table-cell>
          <table:table-cell table:formula="of:=ROUND([.F64];2)" office:value-type="float" office:value="2.7" calcext:value-type="float">
            <text:p>2.7</text:p>
          </table:table-cell>
          <table:table-cell table:style-name="ce15" table:formula="of:=IF(([.F64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processExecutor</text:p>
          </table:table-cell>
          <table:table-cell table:style-name="ce14" office:value-type="float" office:value="10000" calcext:value-type="float">
            <text:p>1.00E+0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table:formula="of:=[.E38]/[.E65]" office:value-type="float" office:value="1.39449541284404" calcext:value-type="float">
            <text:p>1.39449541284404</text:p>
          </table:table-cell>
          <table:table-cell table:formula="of:=ROUND([.F65];2)" office:value-type="float" office:value="1.39" calcext:value-type="float">
            <text:p>1.39</text:p>
          </table:table-cell>
          <table:table-cell table:style-name="ce15" table:formula="of:=IF(([.F65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processExecutor</text:p>
          </table:table-cell>
          <table:table-cell table:style-name="ce14" office:value-type="float" office:value="100000" calcext:value-type="float">
            <text:p>1.00E+0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51" calcext:value-type="float">
            <text:p>1251</text:p>
          </table:table-cell>
          <table:table-cell table:style-name="ce12" table:formula="of:=[.E39]/[.E66]" office:value-type="float" office:value="3.48521183053557" calcext:value-type="float">
            <text:p>3.48521183053557</text:p>
          </table:table-cell>
          <table:table-cell table:formula="of:=ROUND([.F66];2)" office:value-type="float" office:value="3.49" calcext:value-type="float">
            <text:p>3.49</text:p>
          </table:table-cell>
          <table:table-cell table:style-name="ce15" table:formula="of:=IF(([.F66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processExecutor</text:p>
          </table:table-cell>
          <table:table-cell table:style-name="ce14" office:value-type="float" office:value="1000000" calcext:value-type="float">
            <text:p>1.00E+0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512" calcext:value-type="float">
            <text:p>9512</text:p>
          </table:table-cell>
          <table:table-cell table:style-name="ce12" table:formula="of:=[.E40]/[.E67]" office:value-type="float" office:value="4.1453952901598" calcext:value-type="float">
            <text:p>4.1453952901598</text:p>
          </table:table-cell>
          <table:table-cell table:formula="of:=ROUND([.F67];2)" office:value-type="float" office:value="4.15" calcext:value-type="float">
            <text:p>4.15</text:p>
          </table:table-cell>
          <table:table-cell table:style-name="ce15" table:formula="of:=IF(([.F67]&gt;=1);&quot;&quot;;&quot;Overhead&quot;)">
            <text:p/>
          </table:table-cell>
          <table:table-cell table:style-name="ce12"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ROUND([.F68];2)" office:value-type="float" office:value="1" calcext:value-type="float">
            <text:p>1</text:p>
          </table:table-cell>
          <table:table-cell table:style-name="ce15" table:formula="of:=IF(([.F68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ROUND([.F69];2)" office:value-type="float" office:value="1" calcext:value-type="float">
            <text:p>1</text:p>
          </table:table-cell>
          <table:table-cell table:style-name="ce15" table:formula="of:=IF(([.F69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ROUND([.F70];2)" office:value-type="float" office:value="1" calcext:value-type="float">
            <text:p>1</text:p>
          </table:table-cell>
          <table:table-cell table:style-name="ce15" table:formula="of:=IF(([.F70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68]/[.E71]" office:value-type="float" office:value="22" calcext:value-type="float">
            <text:p>22</text:p>
          </table:table-cell>
          <table:table-cell table:formula="of:=ROUND([.F71];2)" office:value-type="float" office:value="22" calcext:value-type="float">
            <text:p>22</text:p>
          </table:table-cell>
          <table:table-cell table:style-name="ce15" table:formula="of:=IF(([.F71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69]/[.E72]" office:value-type="float" office:value="5.16666666666667" calcext:value-type="float">
            <text:p>5.16666666666667</text:p>
          </table:table-cell>
          <table:table-cell table:formula="of:=ROUND([.F72];2)" office:value-type="float" office:value="5.17" calcext:value-type="float">
            <text:p>5.17</text:p>
          </table:table-cell>
          <table:table-cell table:style-name="ce15" table:formula="of:=IF(([.F72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[.E70]/[.E73]" office:value-type="float" office:value="1.27450980392157" calcext:value-type="float">
            <text:p>1.27450980392157</text:p>
          </table:table-cell>
          <table:table-cell table:formula="of:=ROUND([.F73];2)" office:value-type="float" office:value="1.27" calcext:value-type="float">
            <text:p>1.27</text:p>
          </table:table-cell>
          <table:table-cell table:style-name="ce15" table:formula="of:=IF(([.F73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68]/[.E74]" office:value-type="float" office:value="22" calcext:value-type="float">
            <text:p>22</text:p>
          </table:table-cell>
          <table:table-cell table:formula="of:=ROUND([.F74];2)" office:value-type="float" office:value="22" calcext:value-type="float">
            <text:p>22</text:p>
          </table:table-cell>
          <table:table-cell table:style-name="ce15" table:formula="of:=IF(([.F74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69]/[.E75]" office:value-type="float" office:value="6.2" calcext:value-type="float">
            <text:p>6.2</text:p>
          </table:table-cell>
          <table:table-cell table:formula="of:=ROUND([.F75];2)" office:value-type="float" office:value="6.2" calcext:value-type="float">
            <text:p>6.2</text:p>
          </table:table-cell>
          <table:table-cell table:style-name="ce15" table:formula="of:=IF(([.F75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formula="of:=[.E70]/[.E76]" office:value-type="float" office:value="1.41304347826087" calcext:value-type="float">
            <text:p>1.41304347826087</text:p>
          </table:table-cell>
          <table:table-cell table:formula="of:=ROUND([.F76];2)" office:value-type="float" office:value="1.41" calcext:value-type="float">
            <text:p>1.41</text:p>
          </table:table-cell>
          <table:table-cell table:style-name="ce15" table:formula="of:=IF(([.F76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68]/[.E77]" office:value-type="float" office:value="22" calcext:value-type="float">
            <text:p>22</text:p>
          </table:table-cell>
          <table:table-cell table:formula="of:=ROUND([.F77];2)" office:value-type="float" office:value="22" calcext:value-type="float">
            <text:p>22</text:p>
          </table:table-cell>
          <table:table-cell table:style-name="ce15" table:formula="of:=IF(([.F77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E69]/[.E78]" office:value-type="float" office:value="6.2" calcext:value-type="float">
            <text:p>6.2</text:p>
          </table:table-cell>
          <table:table-cell table:formula="of:=ROUND([.F78];2)" office:value-type="float" office:value="6.2" calcext:value-type="float">
            <text:p>6.2</text:p>
          </table:table-cell>
          <table:table-cell table:style-name="ce15" table:formula="of:=IF(([.F78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[.E70]/[.E79]" office:value-type="float" office:value="1.41304347826087" calcext:value-type="float">
            <text:p>1.41304347826087</text:p>
          </table:table-cell>
          <table:table-cell table:formula="of:=ROUND([.F79];2)" office:value-type="float" office:value="1.41" calcext:value-type="float">
            <text:p>1.41</text:p>
          </table:table-cell>
          <table:table-cell table:style-name="ce15" table:formula="of:=IF(([.F79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ROUND([.F80];2)" office:value-type="float" office:value="1" calcext:value-type="float">
            <text:p>1</text:p>
          </table:table-cell>
          <table:table-cell table:style-name="ce15" table:formula="of:=IF(([.F80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table:formula="of:=ROUND([.F81];2)" office:value-type="float" office:value="1" calcext:value-type="float">
            <text:p>1</text:p>
          </table:table-cell>
          <table:table-cell table:style-name="ce15" table:formula="of:=IF(([.F81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1" calcext:value-type="float">
            <text:p>1</text:p>
          </table:table-cell>
          <table:table-cell office:value-type="float" office:value="4914" calcext:value-type="float">
            <text:p>4914</text:p>
          </table:table-cell>
          <table:table-cell office:value-type="float" office:value="1" calcext:value-type="float">
            <text:p>1</text:p>
          </table:table-cell>
          <table:table-cell table:formula="of:=ROUND([.F82];2)" office:value-type="float" office:value="1" calcext:value-type="float">
            <text:p>1</text:p>
          </table:table-cell>
          <table:table-cell table:style-name="ce15" table:formula="of:=IF(([.F82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15"/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15"/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table:style-name="ce15"/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style-name="ce15"/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style-name="ce15"/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style-name="ce15"/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15"/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15"/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style-name="ce15"/>
          <table:table-cell table:number-columns-repeated="16376"/>
        </table:table-row>
        <table:table-row table:style-name="ro1" table:number-rows-repeated="104848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l" fo:country="G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17:32:20.6276487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09:15:52.303654380</meta:creation-date>
    <dc:date>2024-04-15T17:36:43.744525029</dc:date>
    <meta:editing-duration>PT5H56M39S</meta:editing-duration>
    <meta:editing-cycles>19</meta:editing-cycles>
    <meta:generator>LibreOffice/7.6.6.3$Linux_X86_64 LibreOffice_project/60$Build-3</meta:generator>
    <meta:document-statistic meta:table-count="1" meta:cell-count="701" meta:object-count="0"/>
  </office:meta>
</office:document-meta>
</file>